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105.36pt"/>
    </style:style>
    <style:style style:name="co4" style:family="table-column">
      <style:table-column-properties fo:break-before="auto" style:column-width="8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ff9999" fo:border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ffff99" fo:border="none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WenQuanYi Zen Hei Sharp" style:font-name-complex="Lohit Devanagari"/>
    </style:style>
    <style:style style:name="ce13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9999"/>
      <style:text-properties style:font-name="Liberation Sans" style:font-name-asian="WenQuanYi Zen Hei Sharp" style:font-name-complex="Lohit Devanagari"/>
    </style:style>
    <style:style style:name="ce16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cal_preli_all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5" table:default-cell-style-name="Default"/>
        <table:table-column table:style-name="co1" table:number-columns-repeated="2" table:default-cell-style-name="ce9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Low intensity setting</text:p>
          </table:table-cell>
          <table:table-cell table:number-columns-repeated="2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Ele</text:p>
          </table:table-cell>
          <table:table-cell table:style-name="Default" office:value-type="string" calcext:value-type="string">
            <text:p>Iso</text:p>
          </table:table-cell>
          <table:table-cell table:style-name="Default" office:value-type="string" calcext:value-type="string">
            <text:p>Qb</text:p>
          </table:table-cell>
          <table:table-cell table:style-name="Default" office:value-type="string" calcext:value-type="string">
            <text:p>Qb+/-</text:p>
          </table:table-cell>
          <table:table-cell table:style-name="ce5" office:value-type="string" calcext:value-type="string">
            <text:p>P1n val</text:p>
          </table:table-cell>
          <table:table-cell office:value-type="string" calcext:value-type="string">
            <text:p>P1n err</text:p>
          </table:table-cell>
          <table:table-cell office:value-type="string" calcext:value-type="string">
            <text:p>P1n Err low</text:p>
          </table:table-cell>
          <table:table-cell office:value-type="string" calcext:value-type="string">
            <text:p>P1n Err up</text:p>
          </table:table-cell>
          <table:table-cell office:value-type="string" calcext:value-type="string">
            <text:p>P1n stat err</text:p>
          </table:table-cell>
          <table:table-cell table:style-name="ce5" office:value-type="string" calcext:value-type="string">
            <text:p>total err</text:p>
          </table:table-cell>
          <table:table-cell table:style-name="ce8" office:value-type="string" calcext:value-type="string">
            <text:p>P1n old val</text:p>
          </table:table-cell>
          <table:table-cell table:style-name="ce11" office:value-type="string" calcext:value-type="string">
            <text:p>P1n old Err</text:p>
          </table:table-cell>
          <table:table-cell table:style-name="ce13" office:value-type="string" calcext:value-type="string">
            <text:p>P2n val</text:p>
          </table:table-cell>
          <table:table-cell office:value-type="string" calcext:value-type="string">
            <text:p>P2 err</text:p>
          </table:table-cell>
          <table:table-cell office:value-type="string" calcext:value-type="string">
            <text:p>P2n Err low</text:p>
          </table:table-cell>
          <table:table-cell office:value-type="string" calcext:value-type="string">
            <text:p>P2n Err up</text:p>
          </table:table-cell>
          <table:table-cell office:value-type="string" calcext:value-type="string">
            <text:p>P2n stat err</text:p>
          </table:table-cell>
          <table:table-cell table:style-name="ce15" office:value-type="string" calcext:value-type="string">
            <text:p>total err</text:p>
          </table:table-cell>
          <table:table-cell office:value-type="string" calcext:value-type="string">
            <text:p>P2n old val</text:p>
          </table:table-cell>
          <table:table-cell office:value-type="string" calcext:value-type="string">
            <text:p>P2n old Err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g</text:p>
          </table:table-cell>
          <table:table-cell table:style-name="ce2" table:formula="of:=[.E9]&amp;[.D9]" office:value-type="string" office:string-value="Ag129" calcext:value-type="string">
            <text:p>Ag129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21.25" calcext:value-type="float">
            <text:p>21.25</text:p>
          </table:table-cell>
          <table:table-cell table:number-columns-repeated="3" table:style-name="ce2" office:value-type="float" office:value="3.95" calcext:value-type="float">
            <text:p>3.95</text:p>
          </table:table-cell>
          <table:table-cell table:style-name="ce2" office:value-type="float" office:value="0.7" calcext:value-type="float">
            <text:p>0.7</text:p>
          </table:table-cell>
          <table:table-cell table:style-name="ce5" table:formula="of:=SQRT([.M9]*[.M9]+[.J9]*[.J9])" office:value-type="float" office:value="4.01154583670684" calcext:value-type="float">
            <text:p>4.0115458367</text:p>
          </table:table-cell>
          <table:table-cell office:value-type="float" office:value="17.9" calcext:value-type="float">
            <text:p>17.9</text:p>
          </table:table-cell>
          <table:table-cell office:value-type="float" office:value="1.2" calcext:value-type="float">
            <text:p>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9]*[.U9]+[.R9]*[.R9])" office:value-type="float" office:value="0" calcext:value-type="float">
            <text:p>0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21" calcext:value-type="float">
            <text:p>0.21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g</text:p>
          </table:table-cell>
          <table:table-cell table:style-name="ce2" table:formula="of:=[.E10]&amp;[.D10]" office:value-type="string" office:string-value="Ag130" calcext:value-type="string">
            <text:p>Ag130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73.7" calcext:value-type="float">
            <text:p>73.7</text:p>
          </table:table-cell>
          <table:table-cell table:number-columns-repeated="3" table:style-name="ce2" office:value-type="float" office:value="17.3" calcext:value-type="float">
            <text:p>17.3</text:p>
          </table:table-cell>
          <table:table-cell table:style-name="ce2" office:value-type="float" office:value="4.6" calcext:value-type="float">
            <text:p>4.6</text:p>
          </table:table-cell>
          <table:table-cell table:style-name="ce5" table:formula="of:=SQRT([.M10]*[.M10]+[.J10]*[.J10])" office:value-type="float" office:value="17.9011172835664" calcext:value-type="float">
            <text:p>17.9011172836</text:p>
          </table:table-cell>
          <table:table-cell office:value-type="float" office:value="66" calcext:value-type="float">
            <text:p>66</text:p>
          </table:table-cell>
          <table:table-cell office:value-type="float" office:value="5.7" calcext:value-type="float">
            <text:p>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0]*[.U10]+[.R10]*[.R10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48" calcext:value-type="float">
            <text:p>0.48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g</text:p>
          </table:table-cell>
          <table:table-cell table:style-name="ce2" table:formula="of:=[.E11]&amp;[.D11]" office:value-type="string" office:string-value="Ag131" calcext:value-type="string">
            <text:p>Ag131</text:p>
          </table:table-cell>
          <table:table-cell table:style-name="ce2" office:value-type="float" office:value="12700" calcext:value-type="float">
            <text:p>127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87.5" calcext:value-type="float">
            <text:p>87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12.7" calcext:value-type="float">
            <text:p>12.7</text:p>
          </table:table-cell>
          <table:table-cell table:style-name="ce5" table:formula="of:=SQRT([.M11]*[.M11]+[.J11]*[.J11])" office:value-type="float" office:value="17.8196520729222" calcext:value-type="float">
            <text:p>17.8196520729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5" table:formula="of:=SQRT([.U11]*[.U11]+[.R11]*[.R11])" office:value-type="float" office:value="3.96988664825584" calcext:value-type="float">
            <text:p>3.9698866483</text:p>
          </table:table-cell>
          <table:table-cell table:style-name="ce9" office:value-type="float" office:value="1.71" calcext:value-type="float">
            <text:p>1.71</text:p>
          </table:table-cell>
          <table:table-cell table:style-name="ce9" office:value-type="float" office:value="5.07" calcext:value-type="float">
            <text:p>5.07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d</text:p>
          </table:table-cell>
          <table:table-cell table:style-name="ce2" table:formula="of:=[.E12]&amp;[.D12]" office:value-type="string" office:string-value="Cd130" calcext:value-type="string">
            <text:p>Cd130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3.2" calcext:value-type="float">
            <text:p>3.2</text:p>
          </table:table-cell>
          <table:table-cell table:number-columns-repeated="3"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5" table:formula="of:=SQRT([.M12]*[.M12]+[.J12]*[.J12])" office:value-type="float" office:value="0.447213595499958" calcext:value-type="float">
            <text:p>0.4472135955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5" table:formula="of:=SQRT([.U12]*[.U12]+[.R12]*[.R12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8" calcext:value-type="float">
            <text:p>0.18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d</text:p>
          </table:table-cell>
          <table:table-cell table:style-name="ce2" table:formula="of:=[.E13]&amp;[.D13]" office:value-type="string" office:string-value="Cd131" calcext:value-type="string">
            <text:p>Cd131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110" calcext:value-type="float">
            <text:p>110</text:p>
          </table:table-cell>
          <table:table-cell table:style-name="ce6" office:value-type="float" office:value="15.7" calcext:value-type="float">
            <text:p>15.7</text:p>
          </table:table-cell>
          <table:table-cell table:number-columns-repeated="3" table:style-name="ce1" office:value-type="float" office:value="2.2" calcext:value-type="float">
            <text:p>2.2</text:p>
          </table:table-cell>
          <table:table-cell table:style-name="ce1" office:value-type="float" office:value="0.7" calcext:value-type="float">
            <text:p>0.7</text:p>
          </table:table-cell>
          <table:table-cell table:style-name="ce5" table:formula="of:=SQRT([.M13]*[.M13]+[.J13]*[.J13])" office:value-type="float" office:value="2.30867927612304" calcext:value-type="float">
            <text:p>2.3086792761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5" table:formula="of:=SQRT([.U13]*[.U13]+[.R13]*[.R13])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2" calcext:value-type="float">
            <text:p>0.12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d</text:p>
          </table:table-cell>
          <table:table-cell table:style-name="ce2" table:formula="of:=[.E14]&amp;[.D14]" office:value-type="string" office:string-value="Cd132" calcext:value-type="string">
            <text:p>Cd132</text:p>
          </table:table-cell>
          <table:table-cell table:style-name="ce1" office:value-type="float" office:value="9690" calcext:value-type="float">
            <text:p>9690</text:p>
          </table:table-cell>
          <table:table-cell table:style-name="ce1" office:value-type="float" office:value="200" calcext:value-type="float">
            <text:p>20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1" office:value-type="float" office:value="6.3" calcext:value-type="float">
            <text:p>6.3</text:p>
          </table:table-cell>
          <table:table-cell table:style-name="ce5" table:formula="of:=SQRT([.M14]*[.M14]+[.J14]*[.J14])" office:value-type="float" office:value="16.2692962355475" calcext:value-type="float">
            <text:p>16.2692962355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.3" calcext:value-type="float">
            <text:p>1.3</text:p>
          </table:table-cell>
          <table:table-cell table:style-name="ce5" table:formula="of:=SQRT([.U14]*[.U14]+[.R14]*[.R14])" office:value-type="float" office:value="5.1662365412358" calcext:value-type="float">
            <text:p>5.16623654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8" calcext:value-type="float">
            <text:p>0.28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d</text:p>
          </table:table-cell>
          <table:table-cell table:style-name="ce2" table:formula="of:=[.E15]&amp;[.D15]" office:value-type="string" office:string-value="Cd133" calcext:value-type="string">
            <text:p>Cd133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300" calcext:value-type="float">
            <text:p>300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3.4" calcext:value-type="float">
            <text:p>13.4</text:p>
          </table:table-cell>
          <table:table-cell table:style-name="ce5" table:formula="of:=SQRT([.M15]*[.M15]+[.J15]*[.J15])" office:value-type="float" office:value="15.6064089399195" calcext:value-type="float">
            <text:p>15.6064089399</text:p>
          </table:table-cell>
          <table:table-cell office:value-type="float" office:value="86.1" calcext:value-type="float">
            <text:p>86.1</text:p>
          </table:table-cell>
          <table:table-cell office:value-type="float" office:value="7.2" calcext:value-type="float">
            <text:p>7.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QRT([.U15]*[.U15]+[.R15]*[.R15])" office:value-type="float" office:value="3" calcext:value-type="float">
            <text:p>3</text:p>
          </table:table-cell>
          <table:table-cell table:style-name="ce9" office:value-type="float" office:value="6.25" calcext:value-type="float">
            <text:p>6.25</text:p>
          </table:table-cell>
          <table:table-cell table:style-name="ce12" office:value-type="float" office:value="2.86" calcext:value-type="float">
            <text:p>2.86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Sn</text:p>
          </table:table-cell>
          <table:table-cell table:style-name="ce2" table:formula="of:=[.E16]&amp;[.D16]" office:value-type="string" office:string-value="Sn134" calcext:value-type="string">
            <text:p>Sn134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4.7" calcext:value-type="float">
            <text:p>24.7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style-name="ce2" office:value-type="float" office:value="1.3" calcext:value-type="float">
            <text:p>1.3</text:p>
          </table:table-cell>
          <table:table-cell table:style-name="ce5" table:formula="of:=SQRT([.M16]*[.M16]+[.J16]*[.J16])" office:value-type="float" office:value="2.64196896272458" calcext:value-type="float">
            <text:p>2.6419689627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6]*[.U16]+[.R16]*[.R16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1" calcext:value-type="float">
            <text:p>0.11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Sn</text:p>
          </table:table-cell>
          <table:table-cell table:style-name="ce2" table:formula="of:=[.E17]&amp;[.D17]" office:value-type="string" office:string-value="Sn135" calcext:value-type="string">
            <text:p>Sn135</text:p>
          </table:table-cell>
          <table:table-cell table:style-name="ce2" office:value-type="float" office:value="5317" calcext:value-type="float">
            <text:p>531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0.5" calcext:value-type="float">
            <text:p>20.5</text:p>
          </table:table-cell>
          <table:table-cell table:number-columns-repeated="3" table:style-name="ce2" office:value-type="float" office:value="3.5" calcext:value-type="float">
            <text:p>3.5</text:p>
          </table:table-cell>
          <table:table-cell table:style-name="ce2" office:value-type="float" office:value="2.7" calcext:value-type="float">
            <text:p>2.7</text:p>
          </table:table-cell>
          <table:table-cell table:style-name="ce5" table:formula="of:=SQRT([.M17]*[.M17]+[.J17]*[.J17])" office:value-type="float" office:value="4.42040722106007" calcext:value-type="float">
            <text:p>4.4204072211</text:p>
          </table:table-cell>
          <table:table-cell office:value-type="float" office:value="20.5" calcext:value-type="float">
            <text:p>20.5</text:p>
          </table:table-cell>
          <table:table-cell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7]*[.U17]+[.R17]*[.R17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3" calcext:value-type="float">
            <text:p>0.13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Sn</text:p>
          </table:table-cell>
          <table:table-cell table:style-name="ce2" table:formula="of:=[.E18]&amp;[.D18]" office:value-type="string" office:string-value="Sn136" calcext:value-type="string">
            <text:p>Sn136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0.5" calcext:value-type="float">
            <text:p>20.5</text:p>
          </table:table-cell>
          <table:table-cell table:number-columns-repeated="3" table:style-name="ce2" office:value-type="float" office:value="2.7" calcext:value-type="float">
            <text:p>2.7</text:p>
          </table:table-cell>
          <table:table-cell table:style-name="ce2" office:value-type="float" office:value="0.5" calcext:value-type="float">
            <text:p>0.5</text:p>
          </table:table-cell>
          <table:table-cell table:style-name="ce5" table:formula="of:=SQRT([.M18]*[.M18]+[.J18]*[.J18])" office:value-type="float" office:value="2.7459060435492" calcext:value-type="float">
            <text:p>2.7459060435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8]*[.U18]+[.R18]*[.R18])" office:value-type="float" office:value="0" calcext:value-type="float">
            <text:p>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0.08" calcext:value-type="float">
            <text:p>0.08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n</text:p>
          </table:table-cell>
          <table:table-cell table:style-name="ce2" table:formula="of:=[.E19]&amp;[.D19]" office:value-type="string" office:string-value="Sn137" calcext:value-type="string">
            <text:p>Sn137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.4</text:p>
          </table:table-cell>
          <table:table-cell table:style-name="ce5" table:formula="of:=SQRT([.M19]*[.M19]+[.J19]*[.J19])" office:value-type="float" office:value="3.31058907144937" calcext:value-type="float">
            <text:p>3.3105890714</text:p>
          </table:table-cell>
          <table:table-cell office:value-type="float" office:value="23.5" calcext:value-type="float">
            <text:p>23.5</text:p>
          </table:table-cell>
          <table:table-cell office:value-type="float" office:value="1.8" calcext:value-type="float">
            <text:p>1.8</text:p>
          </table:table-cell>
          <table:table-cell table:style-name="ce6" office:value-type="float" office:value="12.5" calcext:value-type="float">
            <text:p>12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0.3" calcext:value-type="float">
            <text:p>0.3</text:p>
          </table:table-cell>
          <table:table-cell table:style-name="ce5" table:formula="of:=SQRT([.U19]*[.U19]+[.R19]*[.R19])" office:value-type="float" office:value="12.5035994817492" calcext:value-type="float">
            <text:p>12.5035994817</text:p>
          </table:table-cell>
          <table:table-cell table:style-name="ce9" office:value-type="float" office:value="0.74" calcext:value-type="float">
            <text:p>0.74</text:p>
          </table:table-cell>
          <table:table-cell table:style-name="ce12" office:value-type="float" office:value="0.27" calcext:value-type="float">
            <text:p>0.27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n</text:p>
          </table:table-cell>
          <table:table-cell table:style-name="ce2" table:formula="of:=[.E20]&amp;[.D20]" office:value-type="string" office:string-value="Sn138" calcext:value-type="string">
            <text:p>Sn138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style-name="ce5" table:formula="of:=SQRT([.M20]*[.M20]+[.J20]*[.J20])" office:value-type="float" office:value="5.32541078227774" calcext:value-type="float">
            <text:p>5.3254107823</text:p>
          </table:table-cell>
          <table:table-cell office:value-type="float" office:value="20.3" calcext:value-type="float">
            <text:p>20.3</text:p>
          </table:table-cell>
          <table:table-cell office:value-type="float" office:value="5.4" calcext:value-type="float">
            <text:p>5.4</text:p>
          </table:table-cell>
          <table:table-cell table:style-name="ce6" office:value-type="float" office:value="12.5" calcext:value-type="float">
            <text:p>12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3.8" calcext:value-type="float">
            <text:p>3.8</text:p>
          </table:table-cell>
          <table:table-cell table:style-name="ce5" table:formula="of:=SQRT([.U20]*[.U20]+[.R20]*[.R20])" office:value-type="float" office:value="13.0648383074572" calcext:value-type="float">
            <text:p>13.0648383075</text:p>
          </table:table-cell>
          <table:table-cell table:style-name="ce9" office:value-type="float" office:value="2.21" calcext:value-type="float">
            <text:p>2.21</text:p>
          </table:table-cell>
          <table:table-cell table:style-name="ce12" office:value-type="float" office:value="1.43" calcext:value-type="float">
            <text:p>1.43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"/>
          <table:table-cell table:style-name="ce10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 table:number-columns-repeated="4"/>
          <table:table-cell table:style-name="ce7" table:number-columns-repeated="11"/>
          <table:table-cell table:number-columns-repeated="8"/>
        </table:table-row>
        <table:table-row table:style-name="ro1">
          <table:table-cell table:formula="of:=AVERAGE([.A24:.A25])" office:value-type="float" office:value="79.5" calcext:value-type="float">
            <text:p>79.5</text:p>
          </table:table-cell>
          <table:table-cell table:number-columns-repeated="2"/>
          <table:table-cell office:value-type="string" calcext:value-type="string">
            <text:p>Ag</text:p>
          </table:table-cell>
          <table:table-cell table:style-name="Default" table:number-columns-repeated="2"/>
          <table:table-cell table:style-name="ce5" office:value-type="string" calcext:value-type="string">
            <text:p>P1n val</text:p>
          </table:table-cell>
          <table:table-cell table:style-name="Default" office:value-type="string" calcext:value-type="string">
            <text:p>P1n Err low</text:p>
          </table:table-cell>
          <table:table-cell table:style-name="Default" office:value-type="string" calcext:value-type="string">
            <text:p>P1n Err up</text:p>
          </table:table-cell>
          <table:table-cell table:style-name="ce7" table:number-columns-repeated="2"/>
          <table:table-cell table:style-name="ce5" office:value-type="string" calcext:value-type="string">
            <text:p>P1n val</text:p>
          </table:table-cell>
          <table:table-cell table:style-name="ce7" office:value-type="string" calcext:value-type="string">
            <text:p>staterror</text:p>
          </table:table-cell>
          <table:table-cell table:style-name="ce7" table:number-columns-repeated="6"/>
          <table:table-cell table:number-columns-repeated="8"/>
        </table:table-row>
        <table:table-row table:style-name="ro1">
          <table:table-cell table:formula="of:=[.A26]-[.A24]" office:value-type="float" office:value="16.5" calcext:value-type="float">
            <text:p>16.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[.E27]+0.02" office:value-type="float" office:value="129.02" calcext:value-type="float">
            <text:p>129.0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27]" office:value-type="float" office:value="129" calcext:value-type="float">
            <text:p>129</text:p>
          </table:table-cell>
          <table:table-cell table:formula="of:=[.J27]" office:value-type="float" office:value="129" calcext:value-type="float">
            <text:p>129</text:p>
          </table:table-cell>
          <table:table-cell table:formula="of:=[.G27]"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table:style-name="ce7"/>
          <table:table-cell office:value-type="float" office:value="17.9" calcext:value-type="float">
            <text:p>17.9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[.E28]+0.02" office:value-type="float" office:value="130.02" calcext:value-type="float">
            <text:p>130.02</text:p>
          </table:table-cell>
          <table:table-cell office:value-type="float" office:value="79.5" calcext:value-type="float">
            <text:p>79.5</text:p>
          </table:table-cell>
          <table:table-cell office:value-type="float" office:value="16.5" calcext:value-type="float">
            <text:p>16.5</text:p>
          </table:table-cell>
          <table:table-cell table:formula="of:=[.H28]" office:value-type="float" office:value="16.5" calcext:value-type="float">
            <text:p>16.5</text:p>
          </table:table-cell>
          <table:table-cell table:formula="of:=[.E28]" office:value-type="float" office:value="130" calcext:value-type="float">
            <text:p>130</text:p>
          </table:table-cell>
          <table:table-cell table:formula="of:=[.J28]" office:value-type="float" office:value="130" calcext:value-type="float">
            <text:p>130</text:p>
          </table:table-cell>
          <table:table-cell table:formula="of:=[.G28]" office:value-type="float" office:value="79.5" calcext:value-type="float">
            <text:p>79.5</text:p>
          </table:table-cell>
          <table:table-cell office:value-type="float" office:value="7.6" calcext:value-type="float">
            <text:p>7.6</text:p>
          </table:table-cell>
          <table:table-cell table:style-name="ce7"/>
          <table:table-cell office:value-type="float" office:value="66" calcext:value-type="float">
            <text:p>66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formula="of:=[.E29]+0.02" office:value-type="float" office:value="131.02" calcext:value-type="float">
            <text:p>131.02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formula="of:=[.H29]" office:value-type="float" office:value="20" calcext:value-type="float">
            <text:p>20</text:p>
          </table:table-cell>
          <table:table-cell table:formula="of:=[.E29]" office:value-type="float" office:value="131" calcext:value-type="float">
            <text:p>131</text:p>
          </table:table-cell>
          <table:table-cell table:formula="of:=[.J29]" office:value-type="float" office:value="131" calcext:value-type="float">
            <text:p>131</text:p>
          </table:table-cell>
          <table:table-cell table:formula="of:=[.G29]"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table:style-name="ce7"/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4"/>
          <table:table-cell table:number-columns-repeated="8"/>
          <table:table-cell table:style-name="ce7" table:number-columns-repeated="6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 table:style-name="ce4"/>
          <table:table-cell table:number-columns-repeated="8"/>
          <table:table-cell table:style-name="ce7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[.E32]+0.02" office:value-type="float" office:value="130.02" calcext:value-type="float">
            <text:p>130.02</text:p>
          </table:table-cell>
          <table:table-cell office:value-type="float" office:value="3.05" calcext:value-type="float">
            <text:p>3.05</text:p>
          </table:table-cell>
          <table:table-cell office:value-type="float" office:value="0.3" calcext:value-type="float">
            <text:p>0.3</text:p>
          </table:table-cell>
          <table:table-cell table:formula="of:=[.H32]" office:value-type="float" office:value="0.3" calcext:value-type="float">
            <text:p>0.3</text:p>
          </table:table-cell>
          <table:table-cell table:formula="of:=[.E32]" office:value-type="float" office:value="130" calcext:value-type="float">
            <text:p>130</text:p>
          </table:table-cell>
          <table:table-cell table:formula="of:=[.J32]" office:value-type="float" office:value="130" calcext:value-type="float">
            <text:p>130</text:p>
          </table:table-cell>
          <table:table-cell table:formula="of:=[.G32]" office:value-type="float" office:value="3.05" calcext:value-type="float">
            <text:p>3.05</text:p>
          </table:table-cell>
          <table:table-cell office:value-type="float" office:value="0.15" calcext:value-type="float">
            <text:p>0.15</text:p>
          </table:table-cell>
          <table:table-cell table:style-name="ce7"/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formula="of:=[.E33]+0.02" office:value-type="float" office:value="131.02" calcext:value-type="float">
            <text:p>131.02</text:p>
          </table:table-cell>
          <table:table-cell office:value-type="float" office:value="16.2" calcext:value-type="float">
            <text:p>16.2</text:p>
          </table:table-cell>
          <table:table-cell office:value-type="float" office:value="1.9" calcext:value-type="float">
            <text:p>1.9</text:p>
          </table:table-cell>
          <table:table-cell table:formula="of:=[.H33]" office:value-type="float" office:value="1.9" calcext:value-type="float">
            <text:p>1.9</text:p>
          </table:table-cell>
          <table:table-cell table:formula="of:=[.E33]" office:value-type="float" office:value="131" calcext:value-type="float">
            <text:p>131</text:p>
          </table:table-cell>
          <table:table-cell table:formula="of:=[.J33]" office:value-type="float" office:value="131" calcext:value-type="float">
            <text:p>131</text:p>
          </table:table-cell>
          <table:table-cell table:formula="of:=[.G33]" office:value-type="float" office:value="16.2" calcext:value-type="float">
            <text:p>16.2</text:p>
          </table:table-cell>
          <table:table-cell office:value-type="float" office:value="0.6" calcext:value-type="float">
            <text:p>0.6</text:p>
          </table:table-cell>
          <table:table-cell table:style-name="ce7"/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formula="of:=[.E34]+0.02" office:value-type="float" office:value="132.02" calcext:value-type="float">
            <text:p>132.02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.7</text:p>
          </table:table-cell>
          <table:table-cell table:formula="of:=[.H34]" office:value-type="float" office:value="14.7" calcext:value-type="float">
            <text:p>14.7</text:p>
          </table:table-cell>
          <table:table-cell table:formula="of:=[.E34]" office:value-type="float" office:value="132" calcext:value-type="float">
            <text:p>132</text:p>
          </table:table-cell>
          <table:table-cell table:formula="of:=[.J34]" office:value-type="float" office:value="132" calcext:value-type="float">
            <text:p>132</text:p>
          </table:table-cell>
          <table:table-cell table:formula="of:=[.G34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formula="of:=[.E35]+0.02" office:value-type="float" office:value="133.02" calcext:value-type="float">
            <text:p>133.02</text:p>
          </table:table-cell>
          <table:table-cell office:value-type="float" office:value="85.3" calcext:value-type="float">
            <text:p>85.3</text:p>
          </table:table-cell>
          <table:table-cell office:value-type="float" office:value="3.6" calcext:value-type="float">
            <text:p>3.6</text:p>
          </table:table-cell>
          <table:table-cell table:formula="of:=[.H35]" office:value-type="float" office:value="3.6" calcext:value-type="float">
            <text:p>3.6</text:p>
          </table:table-cell>
          <table:table-cell table:formula="of:=[.E35]" office:value-type="float" office:value="133" calcext:value-type="float">
            <text:p>133</text:p>
          </table:table-cell>
          <table:table-cell table:formula="of:=[.J35]" office:value-type="float" office:value="133" calcext:value-type="float">
            <text:p>133</text:p>
          </table:table-cell>
          <table:table-cell table:formula="of:=[.G35]" office:value-type="float" office:value="85.3" calcext:value-type="float">
            <text:p>85.3</text:p>
          </table:table-cell>
          <table:table-cell office:value-type="float" office:value="7.1" calcext:value-type="float">
            <text:p>7.1</text:p>
          </table:table-cell>
          <table:table-cell table:style-name="ce7"/>
          <table:table-cell office:value-type="float" office:value="86.1" calcext:value-type="float">
            <text:p>86.1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number-columns-repeated="4"/>
          <table:table-cell table:style-name="ce4"/>
          <table:table-cell table:number-columns-repeated="8"/>
          <table:table-cell table:style-name="ce7" table:number-columns-repeated="6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n</text:p>
          </table:table-cell>
          <table:table-cell table:style-name="ce4"/>
          <table:table-cell table:number-columns-repeated="8"/>
          <table:table-cell table:style-name="ce7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formula="of:=[.E38]+0.02" office:value-type="float" office:value="134.02" calcext:value-type="float">
            <text:p>134.0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table:formula="of:=[.H38]" office:value-type="float" office:value="1.2" calcext:value-type="float">
            <text:p>1.2</text:p>
          </table:table-cell>
          <table:table-cell table:formula="of:=[.E38]" office:value-type="float" office:value="134" calcext:value-type="float">
            <text:p>134</text:p>
          </table:table-cell>
          <table:table-cell table:formula="of:=[.J38]" office:value-type="float" office:value="134" calcext:value-type="float">
            <text:p>134</text:p>
          </table:table-cell>
          <table:table-cell table:formula="of:=[.G38]" office:value-type="float" office:value="22.6" calcext:value-type="float">
            <text:p>22.6</text:p>
          </table:table-cell>
          <table:table-cell office:value-type="float" office:value="1.8" calcext:value-type="float">
            <text:p>1.8</text:p>
          </table:table-cell>
          <table:table-cell table:style-name="ce7"/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formula="of:=[.E39]+0.02" office:value-type="float" office:value="135.02" calcext:value-type="float">
            <text:p>135.0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table:formula="of:=[.H39]" office:value-type="float" office:value="2.2" calcext:value-type="float">
            <text:p>2.2</text:p>
          </table:table-cell>
          <table:table-cell table:formula="of:=[.E39]" office:value-type="float" office:value="135" calcext:value-type="float">
            <text:p>135</text:p>
          </table:table-cell>
          <table:table-cell table:formula="of:=[.J39]" office:value-type="float" office:value="135" calcext:value-type="float">
            <text:p>135</text:p>
          </table:table-cell>
          <table:table-cell table:formula="of:=[.G39]" office:value-type="float" office:value="16.8" calcext:value-type="float">
            <text:p>16.8</text:p>
          </table:table-cell>
          <table:table-cell office:value-type="float" office:value="3.7" calcext:value-type="float">
            <text:p>3.7</text:p>
          </table:table-cell>
          <table:table-cell table:style-name="ce7"/>
          <table:table-cell office:value-type="float" office:value="20.5" calcext:value-type="float">
            <text:p>20.5</text:p>
          </table:table-cell>
          <table:table-cell office:value-type="float" office:value="2.2" calcext:value-type="float">
            <text:p>2.2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formula="of:=[.E40]+0.02" office:value-type="float" office:value="136.02" calcext:value-type="float">
            <text:p>136.02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table:formula="of:=[.H40]" office:value-type="float" office:value="3.1" calcext:value-type="float">
            <text:p>3.1</text:p>
          </table:table-cell>
          <table:table-cell table:formula="of:=[.E40]" office:value-type="float" office:value="136" calcext:value-type="float">
            <text:p>136</text:p>
          </table:table-cell>
          <table:table-cell table:formula="of:=[.J40]" office:value-type="float" office:value="136" calcext:value-type="float">
            <text:p>136</text:p>
          </table:table-cell>
          <table:table-cell table:formula="of:=[.G40]" office:value-type="float" office:value="22" calcext:value-type="float">
            <text:p>2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table:formula="of:=[.E41]+0.02" office:value-type="float" office:value="137.02" calcext:value-type="float">
            <text:p>137.02</text:p>
          </table:table-cell>
          <table:table-cell office:value-type="float" office:value="24.1" calcext:value-type="float">
            <text:p>24.1</text:p>
          </table:table-cell>
          <table:table-cell office:value-type="float" office:value="6.3" calcext:value-type="float">
            <text:p>6.3</text:p>
          </table:table-cell>
          <table:table-cell table:formula="of:=[.H41]" office:value-type="float" office:value="6.3" calcext:value-type="float">
            <text:p>6.3</text:p>
          </table:table-cell>
          <table:table-cell table:formula="of:=[.E41]" office:value-type="float" office:value="137" calcext:value-type="float">
            <text:p>137</text:p>
          </table:table-cell>
          <table:table-cell table:formula="of:=[.J41]" office:value-type="float" office:value="137" calcext:value-type="float">
            <text:p>137</text:p>
          </table:table-cell>
          <table:table-cell table:formula="of:=[.G41]" office:value-type="float" office:value="24.1" calcext:value-type="float">
            <text:p>24.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.8" calcext:value-type="float">
            <text:p>1.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formula="of:=[.E42]+0.02" office:value-type="float" office:value="138.02" calcext:value-type="float">
            <text:p>138.02</text:p>
          </table:table-cell>
          <table:table-cell office:value-type="float" office:value="20.8" calcext:value-type="float">
            <text:p>20.8</text:p>
          </table:table-cell>
          <table:table-cell office:value-type="float" office:value="6.8" calcext:value-type="float">
            <text:p>6.8</text:p>
          </table:table-cell>
          <table:table-cell table:formula="of:=[.H42]" office:value-type="float" office:value="6.8" calcext:value-type="float">
            <text:p>6.8</text:p>
          </table:table-cell>
          <table:table-cell table:formula="of:=[.E42]" office:value-type="float" office:value="138" calcext:value-type="float">
            <text:p>138</text:p>
          </table:table-cell>
          <table:table-cell table:formula="of:=[.J42]" office:value-type="float" office:value="138" calcext:value-type="float">
            <text:p>138</text:p>
          </table:table-cell>
          <table:table-cell table:formula="of:=[.G42]" office:value-type="float" office:value="20.8" calcext:value-type="float">
            <text:p>20.8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5.4" calcext:value-type="float">
            <text:p>5.4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2n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g</text:p>
          </table:table-cell>
          <table:table-cell table:style-name="Default" table:number-columns-repeated="4"/>
          <table:table-cell table:style-name="ce7"/>
          <table:table-cell table:number-columns-repeated="5"/>
          <table:table-cell table:style-name="ce7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[.E47]+0.02" office:value-type="float" office:value="129.02" calcext:value-type="float">
            <text:p>129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7]" office:value-type="float" office:value="129" calcext:value-type="float">
            <text:p>129</text:p>
          </table:table-cell>
          <table:table-cell table:formula="of:=[.J47]" office:value-type="float" office:value="129" calcext:value-type="float">
            <text:p>129</text:p>
          </table:table-cell>
          <table:table-cell table:formula="of:=[.G47]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[.E48]+0.02" office:value-type="float" office:value="130.02" calcext:value-type="float">
            <text:p>130.02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formula="of:=[.H48]" office:value-type="float" office:value="0.5" calcext:value-type="float">
            <text:p>0.5</text:p>
          </table:table-cell>
          <table:table-cell table:formula="of:=[.E48]" office:value-type="float" office:value="130" calcext:value-type="float">
            <text:p>130</text:p>
          </table:table-cell>
          <table:table-cell table:formula="of:=[.J48]" office:value-type="float" office:value="130" calcext:value-type="float">
            <text:p>130</text:p>
          </table:table-cell>
          <table:table-cell table:formula="of:=[.G48]"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formula="of:=[.E49]+0.02" office:value-type="float" office:value="131.02" calcext:value-type="float">
            <text:p>131.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H49]" office:value-type="float" office:value="6" calcext:value-type="float">
            <text:p>6</text:p>
          </table:table-cell>
          <table:table-cell table:formula="of:=[.E49]" office:value-type="float" office:value="131" calcext:value-type="float">
            <text:p>131</text:p>
          </table:table-cell>
          <table:table-cell table:formula="of:=[.J49]" office:value-type="float" office:value="131" calcext:value-type="float">
            <text:p>131</text:p>
          </table:table-cell>
          <table:table-cell table:formula="of:=[.G49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5.07" calcext:value-type="float">
            <text:p>5.07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7" table:number-columns-repeated="2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 table:style-name="ce4"/>
          <table:table-cell table:number-columns-repeated="9"/>
          <table:table-cell table:style-name="ce7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[.E52]+0.02" office:value-type="float" office:value="130.02" calcext:value-type="float">
            <text:p>13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2]" office:value-type="float" office:value="130" calcext:value-type="float">
            <text:p>130</text:p>
          </table:table-cell>
          <table:table-cell table:formula="of:=[.J52]" office:value-type="float" office:value="130" calcext:value-type="float">
            <text:p>130</text:p>
          </table:table-cell>
          <table:table-cell table:formula="of:=[.G52]" office:value-type="float" office:value="0" calcext:value-type="float">
            <text:p>0</text:p>
          </table:table-cell>
          <table:table-cell table:formula="of:=[.U1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formula="of:=[.E53]+0.02" office:value-type="float" office:value="131.02" calcext:value-type="float">
            <text:p>131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3]" office:value-type="float" office:value="131" calcext:value-type="float">
            <text:p>131</text:p>
          </table:table-cell>
          <table:table-cell table:formula="of:=[.J53]" office:value-type="float" office:value="131" calcext:value-type="float">
            <text:p>131</text:p>
          </table:table-cell>
          <table:table-cell table:formula="of:=[.G53]" office:value-type="float" office:value="0" calcext:value-type="float">
            <text:p>0</text:p>
          </table:table-cell>
          <table:table-cell table:formula="of:=[.U13]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formula="of:=[.E54]+0.02" office:value-type="float" office:value="132.02" calcext:value-type="float">
            <text:p>132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4]" office:value-type="float" office:value="132" calcext:value-type="float">
            <text:p>132</text:p>
          </table:table-cell>
          <table:table-cell table:formula="of:=[.J54]" office:value-type="float" office:value="132" calcext:value-type="float">
            <text:p>132</text:p>
          </table:table-cell>
          <table:table-cell table:formula="of:=[.G54]" office:value-type="float" office:value="0" calcext:value-type="float">
            <text:p>0</text:p>
          </table:table-cell>
          <table:table-cell table:formula="of:=[.U14]" office:value-type="float" office:value="1.3" calcext:value-type="float">
            <text:p>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formula="of:=[.E55]+0.02" office:value-type="float" office:value="133.02" calcext:value-type="float">
            <text:p>133.02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table:formula="of:=[.H55]" office:value-type="float" office:value="1.5" calcext:value-type="float">
            <text:p>1.5</text:p>
          </table:table-cell>
          <table:table-cell table:formula="of:=[.E55]" office:value-type="float" office:value="133" calcext:value-type="float">
            <text:p>133</text:p>
          </table:table-cell>
          <table:table-cell table:formula="of:=[.J55]" office:value-type="float" office:value="133" calcext:value-type="float">
            <text:p>133</text:p>
          </table:table-cell>
          <table:table-cell table:formula="of:=[.G55]"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6.25" calcext:value-type="float">
            <text:p>6.25</text:p>
          </table:table-cell>
          <table:table-cell table:style-name="ce12" office:value-type="float" office:value="2.86" calcext:value-type="float">
            <text:p>2.86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7" table:number-columns-repeated="2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n</text:p>
          </table:table-cell>
          <table:table-cell table:style-name="ce4"/>
          <table:table-cell table:number-columns-repeated="9"/>
          <table:table-cell table:style-name="ce7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formula="of:=[.E58]+0.02" office:value-type="float" office:value="134.02" calcext:value-type="float">
            <text:p>134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  <table:table-cell table:formula="of:=[.E58]" office:value-type="float" office:value="134" calcext:value-type="float">
            <text:p>134</text:p>
          </table:table-cell>
          <table:table-cell table:formula="of:=[.J58]" office:value-type="float" office:value="134" calcext:value-type="float">
            <text:p>134</text:p>
          </table:table-cell>
          <table:table-cell table:formula="of:=[.G58]" office:value-type="float" office:value="0" calcext:value-type="float">
            <text:p>0</text:p>
          </table:table-cell>
          <table:table-cell table:formula="of:=[.U1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formula="of:=[.E59]+0.02" office:value-type="float" office:value="135.02" calcext:value-type="float">
            <text:p>135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  <table:table-cell table:formula="of:=[.E59]" office:value-type="float" office:value="135" calcext:value-type="float">
            <text:p>135</text:p>
          </table:table-cell>
          <table:table-cell table:formula="of:=[.J59]" office:value-type="float" office:value="135" calcext:value-type="float">
            <text:p>135</text:p>
          </table:table-cell>
          <table:table-cell table:formula="of:=[.G59]" office:value-type="float" office:value="0" calcext:value-type="float">
            <text:p>0</text:p>
          </table:table-cell>
          <table:table-cell table:formula="of:=[.U1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formula="of:=[.E60]+0.02" office:value-type="float" office:value="136.02" calcext:value-type="float">
            <text:p>136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  <table:table-cell table:formula="of:=[.E60]" office:value-type="float" office:value="136" calcext:value-type="float">
            <text:p>136</text:p>
          </table:table-cell>
          <table:table-cell table:formula="of:=[.J60]" office:value-type="float" office:value="136" calcext:value-type="float">
            <text:p>136</text:p>
          </table:table-cell>
          <table:table-cell table:formula="of:=[.G60]" office:value-type="float" office:value="0" calcext:value-type="float">
            <text:p>0</text:p>
          </table:table-cell>
          <table:table-cell table:formula="of:=[.U18]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table:formula="of:=[.E61]+0.02" office:value-type="float" office:value="137.02" calcext:value-type="float">
            <text:p>137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1]" office:value-type="float" office:value="0" calcext:value-type="float">
            <text:p>0</text:p>
          </table:table-cell>
          <table:table-cell table:formula="of:=[.E61]" office:value-type="float" office:value="137" calcext:value-type="float">
            <text:p>137</text:p>
          </table:table-cell>
          <table:table-cell table:formula="of:=[.J61]" office:value-type="float" office:value="137" calcext:value-type="float">
            <text:p>137</text:p>
          </table:table-cell>
          <table:table-cell table:formula="of:=[.G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table:style-name="ce12" office:value-type="float" office:value="0.27" calcext:value-type="float">
            <text:p>0.27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formula="of:=[.E62]+0.02" office:value-type="float" office:value="138.02" calcext:value-type="float">
            <text:p>138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  <table:table-cell table:formula="of:=[.E62]" office:value-type="float" office:value="138" calcext:value-type="float">
            <text:p>138</text:p>
          </table:table-cell>
          <table:table-cell table:formula="of:=[.J62]" office:value-type="float" office:value="138" calcext:value-type="float">
            <text:p>138</text:p>
          </table:table-cell>
          <table:table-cell table:formula="of:=[.G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1" calcext:value-type="float">
            <text:p>2.21</text:p>
          </table:table-cell>
          <table:table-cell table:style-name="ce12" office:value-type="float" office:value="1.43" calcext:value-type="float">
            <text:p>1.4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0/00/0000</text:date>, <text:time style:data-style-name="N2" text:time-value="14:26:31.040845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7:30:52.586378873</meta:creation-date>
    <meta:generator>LibreOffice/5.0.6.2$Linux_X86_64 LibreOffice_project/00$Build-2</meta:generator>
    <dc:date>2021-02-05T16:24:38.459984952</dc:date>
    <meta:editing-duration>P20DT22H6M</meta:editing-duration>
    <meta:editing-cycles>137</meta:editing-cycles>
    <meta:document-statistic meta:table-count="1" meta:cell-count="605" meta:object-count="0"/>
  </office:meta>
</office:document-meta>
</file>